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544cm" fo:min-width="4.45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925cm" fo:min-width="4.83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6cm" fo:min-width="4.83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6.4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794cm" svg:x="10.398cm" svg:y="2.27cm">
          <text:p text:style-name="P1"><text:span text:style-name="T1">Bezū lemma:</text:span><text:span text:style-name="T2"><text:line-break/></text:span><text:span text:style-name="T2">Ja </text:span><text:span text:style-name="T3">LKD(</text:span><text:span text:style-name="T4">a,b</text:span><text:span text:style-name="T3">)=</text:span><text:span text:style-name="T4">d</text:span><text:span text:style-name="T2">, </text:span></text:p>
          <text:p text:style-name="P1"><text:span text:style-name="T2">tad </text:span><text:span text:style-name="T4">ax+by=d</text:span><text:span text:style-name="T2">, kur</text:span></text:p>
          <text:p text:style-name="P1"><text:span text:style-name="T4">x,y</text:span><text:span text:style-name="T2"> – veseli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3.175cm" svg:x="3.921cm" svg:y="4.683cm">
          <text:p text:style-name="P1"><text:span text:style-name="T1">Eiklīda lemma:</text:span><text:span text:style-name="T2"><text:line-break/></text:span><text:span text:style-name="T2">Ja reizinājums </text:span><text:span text:style-name="T4">ab</text:span></text:p>
          <text:p text:style-name="P1"><text:span text:style-name="T2">dalās ar pirmskaitli </text:span><text:span text:style-name="T4">p</text:span><text:span text:style-name="T2">, </text:span></text:p>
          <text:p text:style-name="P1"><text:span text:style-name="T2">tad vai nu </text:span><text:span text:style-name="T4">a</text:span><text:span text:style-name="T2">, vai </text:span><text:span text:style-name="T4">b</text:span></text:p>
          <text:p text:style-name="P1"><text:span text:style-name="T2">dalās ar </text:span><text:span text:style-name="T4">p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334cm" svg:height="3.81cm" svg:x="3.948cm" svg:y="8.793cm">
          <text:p text:style-name="P3"><text:span text:style-name="T1">Aritmētikas </text:span></text:p>
          <text:p text:style-name="P3"><text:span text:style-name="T1">pamatteorēma:</text:span><text:span text:style-name="T2"><text:line-break/></text:span><text:span text:style-name="T2">Katru naturālu skaitli</text:span><text:span text:style-name="T5"> </text:span></text:p>
          <text:p text:style-name="P3"><text:span text:style-name="T6">n</text:span><text:span text:style-name="T3">&gt;1</text:span><text:span text:style-name="T5"> </text:span><text:span text:style-name="T2">var izteikt kā </text:span></text:p>
          <text:p text:style-name="P3"><text:span text:style-name="T2">pirmskaitļu reizinājumu </text:span></text:p>
          <text:p text:style-name="P3"><text:span text:style-name="T2">tieši vienā veidā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985cm" svg:height="4.826cm" svg:x="10.398cm" svg:y="6.334cm">
          <text:p text:style-name="P1"><text:span text:style-name="T1">Ķīniešu atlikumu </text:span><text:span text:style-name="T1"><text:line-break/></text:span><text:span text:style-name="T1">teorēma: </text:span><text:span text:style-name="T7">Ja zināmi atlikumi, </text:span></text:p>
          <text:p text:style-name="P1"><text:span text:style-name="T7">dalot naturālu skaitli ar </text:span></text:p>
          <text:p text:style-name="P1"><text:span text:style-name="T7">vairākiem savstarpējiem </text:span></text:p>
          <text:p text:style-name="P1"><text:span text:style-name="T7">pirmskaitļiem, tad var </text:span></text:p>
          <text:p text:style-name="P1"><text:span text:style-name="T7">viennozīmīgi noteikt </text:span></text:p>
          <text:p text:style-name="P1"><text:span text:style-name="T7">šī skaitļa atlikumu, dalot ar</text:span></text:p>
          <text:p text:style-name="P1"><text:span text:style-name="T7">visu šo skaitļu reizinājumu.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398cm" svg:y1="3.667cm" svg:x2="6.588cm" svg:y2="4.683cm" draw:start-shape="id1" draw:start-glue-point="3" draw:end-shape="id2" draw:end-glue-point="0" svg:d="M10398 3667l-3810 1016" svg:viewBox="0 0 3811 1017">
          <text:p/>
        </draw:connector>
        <draw:connector draw:style-name="gr5" draw:text-style-name="P5" draw:layer="layout" draw:type="line" svg:x1="6.588cm" svg:y1="7.858cm" svg:x2="6.615cm" svg:y2="8.793cm" draw:start-shape="id2" draw:start-glue-point="2" draw:end-shape="id3" draw:end-glue-point="0" svg:d="M6588 7858l27 935" svg:viewBox="0 0 28 936">
          <text:p/>
        </draw:connector>
        <draw:connector draw:style-name="gr5" draw:text-style-name="P5" draw:layer="layout" draw:type="line" svg:x1="12.874cm" svg:y1="5.064cm" svg:x2="13.89cm" svg:y2="6.334cm" draw:start-shape="id1" draw:start-glue-point="2" draw:end-shape="id4" svg:d="M12874 5064l1016 1270" svg:viewBox="0 0 1017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20:11:10.245818802</meta:creation-date>
    <dc:date>2019-09-01T20:25:55.075525287</dc:date>
    <meta:editing-duration>PT2M54S</meta:editing-duration>
    <meta:editing-cycles>1</meta:editing-cycles>
    <meta:document-statistic meta:object-count="7"/>
    <meta:generator>LibreOffice/6.0.7.3$Linux_X86_64 LibreOffice_project/00m0$Build-3</meta:generator>
  </office:meta>
</office:document-meta>
</file>